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 style:parent-style-name="Frame_20_contents">
      <style:paragraph-properties fo:text-align="start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1" text:anchor-type="paragraph" svg:x="-0.041cm" svg:y="0.079cm" svg:width="6.57cm" draw:z-index="0"><draw:text-box fo:min-height="6.969cm"><text:p text:style-name="P5"><text:span text:style-name="T1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/text:span><text:span text:style-name="T5">Import depuis header.odt</text:span></text:p><text:h text:style-name="P3" text:outline-level="1"/></draw:text-box></draw:frame><text:span text:style-name="T4"/></text:p>
      <text:h text:style-name="P3" text:outline-level="1"/>
      <text:p text:style-name="P2"/>
      <text:p text:style-name="P2"/>
      <text:p text:style-name="P2"/>
      <text:p text:style-name="P2"/>
      <text:p text:style-name="P2"/>
      <text:h text:style-name="P3" text:outline-level="1"><text:text-input text:description="">context.title</text:text-input></text:h>
      <text:h text:style-name="P6" text:outline-level="2"><text:text-input text:description="">context.description</text:text-input></text:h>
      <text:p text:style-name="P1"><office:annotation><dc:creator>Ngaha </dc:creator><dc:date>2014-11-27T16:38:12</dc:date><text:p><text:span text:style-name="T7">do text for brain in view.list('query')</text:span></text:p></office:annotation><text:span text:style-name="T2"><text:text-input text:description="">brain.Title()</text:text-input></text:span><text:span text:style-name="T2"> </text:span><text:span text:style-name="T1">-- Par </text:span><text:span text:style-name="T1"><text:text-input text:description="">brain.Author()['username']</text:text-input></text:span><text:span text:style-name="T1"> 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5-03-20T11:10:17</dc:date>
    <dc:creator>Simon Delcourt</dc:creator>
    <meta:editing-duration>PT1M28S</meta:editing-duration>
    <meta:editing-cycles>23</meta:editing-cycles>
    <meta:generator>LibreOffice/3.5$Linux_x86 LibreOffice_project/350m1$Build-2</meta:generator>
    <meta:document-statistic meta:table-count="0" meta:image-count="0" meta:object-count="0" meta:page-count="1" meta:paragraph-count="4" meta:word-count="15" meta:character-count="186" meta:non-whitespace-character-count="177"/>
  </office:meta>
</office:document-meta>
</file>